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E95B684A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>
        <style:tab-stops/>
      </style:paragraph-properties>
    </style:style>
    <style:style style:name="P15" style:family="paragraph" style:parent-style-name="Standard">
      <style:paragraph-properties>
        <style:tab-stops/>
      </style:paragraph-properties>
      <style:text-properties fo:language="en" fo:country="GB"/>
    </style:style>
    <style:style style:name="P16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17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1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20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Contents_20_Heading">
      <style:paragraph-properties fo:text-align="start" style:justify-single-word="false"/>
    </style:style>
    <style:style style:name="P23" style:family="paragraph" style:parent-style-name="Contents_20_Heading">
      <style:paragraph-properties fo:text-align="start" style:justify-single-word="false" fo:break-before="page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>
        <style:tab-stops/>
      </style:paragraph-properties>
    </style:style>
    <style:style style:name="P26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Heading_20_2">
      <style:paragraph-properties>
        <style:tab-stops/>
      </style:paragraph-properties>
      <style:text-properties fo:language="en" fo:country="GB"/>
    </style:style>
    <style:style style:name="P31" style:family="paragraph" style:parent-style-name="ProgrammaCode">
      <style:text-properties fo:language="en" fo:country="US" style:language-asian="en" style:country-asian="US"/>
    </style:style>
    <style:style style:name="P32" style:family="paragraph" style:parent-style-name="ProgrammaCode">
      <style:paragraph-properties>
        <style:tab-stops/>
      </style:paragraph-properties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35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38" style:family="paragraph" style:parent-style-name="Standard" style:list-style-name="WW8Num38">
      <style:paragraph-properties fo:margin-left="0cm" fo:margin-right="0cm" fo:text-indent="0cm" style:auto-text-indent="false"/>
    </style:style>
    <style:style style:name="P39" style:family="paragraph" style:parent-style-name="Standard" style:list-style-name="WW8Num38">
      <style:paragraph-properties fo:margin-left="0cm" fo:margin-right="0cm" fo:text-indent="0cm" style:auto-text-indent="false"/>
    </style:style>
    <style:style style:name="P40" style:family="paragraph" style:parent-style-name="Standard" style:list-style-name="WW8Num38">
      <style:paragraph-properties fo:margin-left="0cm" fo:margin-right="0cm" fo:text-indent="0cm" style:auto-text-indent="false"/>
    </style:style>
    <style:style style:name="P4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2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3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4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5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6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7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8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9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0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2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3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4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5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6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7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8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9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0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1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2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3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4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5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7" style:family="paragraph" style:parent-style-name="Heading_20_1" style:list-style-name="L1">
      <style:text-properties fo:language="en" fo:country="US"/>
    </style:style>
    <style:style style:name="P68" style:family="paragraph" style:parent-style-name="Heading_20_1" style:list-style-name="L1">
      <style:paragraph-properties>
        <style:tab-stops/>
      </style:paragraph-properties>
      <style:text-properties fo:language="en" fo:country="GB"/>
    </style:style>
    <style:style style:name="P69" style:family="paragraph" style:parent-style-name="Heading_20_1" style:list-style-name="L1">
      <style:paragraph-properties fo:break-before="page">
        <style:tab-stops/>
      </style:paragraph-properties>
      <style:text-properties fo:language="en" fo:country="GB"/>
    </style:style>
    <style:style style:name="T1" style:family="text">
      <style:text-properties fo:font-size="10pt" style:font-size-asian="10pt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Courier New1" fo:font-size="8pt" style:font-size-asian="8pt" style:font-size-complex="8pt"/>
    </style:style>
    <style:style style:name="T8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7"><draw:frame draw:style-name="fr2" draw:name="Afbeeldingen5" text:anchor-type="paragraph" svg:width="15.295cm" svg:height="11.513cm" draw:z-index="25"><draw:image xlink:href="Pictures/10000000000002B2000001DEE95B684A.png" xlink:type="simple" xlink:show="embed" xlink:actuate="onLoad"/></draw:frame></text:p>
      <text:p text:style-name="P8">Pan version 2.5.2</text:p>
      <text:p text:style-name="P7"/>
      <text:p text:style-name="P8"/>
      <text:p text:style-name="P9">© 2001 - 2007 Pentaho</text:p>
      <text:p text:style-name="P9"/>
      <text:p text:style-name="P9"/>
      <text:p text:style-name="P9"><text:soft-page-break/>http://www.pentaho.org</text:p>
      <text:p text:style-name="P22"/>
      <text:p text:style-name="P23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27">1 Pan<text:tab/>3</text:p>
          <text:p text:style-name="P28">1.1 What is Pan?<text:tab/>3</text:p>
          <text:p text:style-name="P28">1.2 Installation<text:tab/>3</text:p>
          <text:p text:style-name="P28">1.3 Launching Pan<text:tab/>3</text:p>
          <text:p text:style-name="P28">1.4 Command line options<text:tab/>4</text:p>
          <text:p text:style-name="P28">1.5 Path<text:tab/>7</text:p>
          <text:p text:style-name="P28">1.6 Run a transformation from file<text:tab/>7</text:p>
          <text:p text:style-name="P28">1.7 Run a transformation from Repository<text:tab/>8</text:p>
          <text:p text:style-name="P28">1.8 Redirecting output<text:tab/>8</text:p>
          <text:p text:style-name="P28">1.9 Return codes<text:tab/>8</text:p>
          <text:p text:style-name="P27">2 Scheduling<text:tab/>9</text:p>
          <text:p text:style-name="P28">2.1 Schedule a transformation on windows<text:tab/>9</text:p>
          <text:p text:style-name="P28">2.2 Schedule a transformation on Unix<text:tab/>9</text:p>
          <text:p text:style-name="P27">3 License<text:tab/>11</text:p>
          <text:p text:style-name="P28">3.1 Short version<text:tab/>11</text:p>
          <text:p text:style-name="P28">3.2 Complete text<text:tab/>11</text:p>
        </text:index-body>
      </text:table-of-content>
      <text:p text:style-name="P10"/>
      <text:p text:style-name="Standard"/>
      <text:p text:style-name="Standard"/>
      <text:list text:style-name="L1">
        <text:list-item>
          <text:h text:style-name="P67" text:outline-level="1"><text:s/>Pan</text:h>
        </text:list-item>
      </text:list>
      <text:list text:style-name="Outline">
        <text:list-item>
          <text:list>
            <text:list-header>
              <text:h text:style-name="P29" text:outline-level="2" text:is-list-header="true" text:restart-numbering="true" text:start-value="1"><text:s/>What is Pan?</text:h>
            </text:list-header>
          </text:list>
        </text:list-item>
      </text:list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list text:style-name="Outline" text:continue-numbering="true">
        <text:list-item>
          <text:list text:continue-numbering="true">
            <text:list-header>
              <text:h text:style-name="P29" text:outline-level="2" text:is-list-header="true"><text:s/>Installation</text:h>
            </text:list-header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2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31"/>
      <text:p text:style-name="P31">cd Kettle</text:p>
      <text:p text:style-name="P31">chmod +x *.sh</text:p>
      <text:p text:style-name="P31"/>
      <text:p text:style-name="Standard"/>
      <text:list text:style-name="Outline" text:continue-numbering="true">
        <text:list-item>
          <text:list text:continue-numbering="true">
            <text:list-header>
              <text:h text:style-name="P29" text:outline-level="2" text:is-list-header="true"><text:s/>Launching Pan</text:h>
            </text:list-header>
          </text:list>
        </text:list-item>
      </text:list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38">Pan.bat: <text:tab/><text:tab/>run Pan on the Windows platform.</text:p>
        </text:list-item>
        <text:list-item>
          <text:p text:style-name="P38">pan.sh: <text:tab/><text:tab/>run Pan on Unix platforms and OSX</text:p>
          <text:p text:style-name="P38"/>
        </text:list-item>
      </text:list>
      <text:p text:style-name="Standard">Pan can be run on any platform that has a version of the Java Runtime Environment version 1.4 or higher.</text:p>
      <text:p text:style-name="P24"/>
      <text:list text:style-name="Outline" text:continue-numbering="true">
        <text:list-item>
          <text:list text:continue-numbering="true">
            <text:list-header>
              <text:h text:style-name="Heading_20_2" text:outline-level="2" text:is-list-header="true"><text:span text:style-name="T2"><text:s/>Command line o</text:span><text:span text:style-name="T3">ptions</text:span></text:h>
            </text:list-header>
          </text:list>
        </text:list-item>
      </text:list>
      <text:p text:style-name="Standard">These are the command line options that you can use. </text:p>
      <text:p text:style-name="P11"/>
      <text:p text:style-name="P12"><text:span text:style-name="T4">IMPORTANT NOTES</text:span>: </text:p>
      <text:list text:style-name="L2">
        <text:list-item>
          <text:p text:style-name="P34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34">Fields in italic represent the values that the options use.</text:p>
        </text:list-item>
        <text:list-item>
          <text:p text:style-name="P37">It’s important that if spaces are present in the option values, you use quotes or double quotes to keep them together. Take a look at the examples below for more info.</text:p>
          <text:p text:style-name="P36"/>
        </text:list-item>
      </text:list>
      <text:p text:style-name="ProgrammaCode">/option:<text:span text:style-name="T5">value</text:span></text:p>
      <text:p text:style-name="P12"/>
      <text:p text:style-name="P13">Below are the valid options.</text:p>
      <text:p text:style-name="Standard"/>
      <text:list text:style-name="L3">
        <text:list-item>
          <text:p text:style-name="P41">Display version information</text:p>
        </text:list-item>
      </text:list>
      <text:p text:style-name="Standard"/>
      <text:p text:style-name="P32">-<text:span text:style-name="T5">version</text:span></text:p>
      <text:p text:style-name="P14"/>
      <text:p text:style-name="P14">This option displays the version of the Kettle core library (kettle.jar).</text:p>
      <text:p text:style-name="P14">The build version number and build date are shown as well.</text:p>
      <text:p text:style-name="P14"/>
      <text:list text:style-name="L3" text:continue-numbering="true">
        <text:list-item>
          <text:p text:style-name="P41">Launch XML File</text:p>
        </text:list-item>
      </text:list>
      <text:p text:style-name="Standard"/>
      <text:p text:style-name="P32">-file=<text:span text:style-name="T5">filename</text:span></text:p>
      <text:p text:style-name="P14"/>
      <text:p text:style-name="P14">This option runs the transformation defined in the XML file. <text:s/>(.ktr : Kettle Transformation)</text:p>
      <text:p text:style-name="P14"/>
      <text:list text:style-name="L3" text:continue-numbering="true">
        <text:list-item>
          <text:p text:style-name="P41">Set the logging file</text:p>
        </text:list-item>
      </text:list>
      <text:p text:style-name="P14"/>
      <text:p text:style-name="P32">-logfile=<text:span text:style-name="T5">Logging Filename</text:span></text:p>
      <text:p text:style-name="P14"/>
      <text:p text:style-name="P14">Specifies the log file. <text:s/>The default is the standard output.</text:p>
      <text:p text:style-name="P14"><text:soft-page-break/></text:p>
      <text:p text:style-name="P25"/>
      <text:list text:style-name="L3" text:continue-numbering="true">
        <text:list-item>
          <text:p text:style-name="P41">Set the logging level</text:p>
        </text:list-item>
      </text:list>
      <text:p text:style-name="P14"/>
      <text:p text:style-name="P32">-level=<text:span text:style-name="T5">Logging Level</text:span></text:p>
      <text:p text:style-name="P14"/>
      <text:p text:style-name="P14">The level option sets the log level for the transformation that’s being run.</text:p>
      <text:p text:style-name="P14">These are the possible values:</text:p>
      <text:p text:style-name="P14"/>
      <text:list text:style-name="WW8Num30">
        <text:list-item>
          <text:p text:style-name="P55">Error:<text:tab/><text:tab/>Only show errors</text:p>
        </text:list-item>
        <text:list-item>
          <text:p text:style-name="P55">Nothing:<text:tab/><text:tab/>Don’t show any output</text:p>
        </text:list-item>
        <text:list-item>
          <text:p text:style-name="P55">Minimal:<text:tab/><text:tab/>Only use minimal logging</text:p>
        </text:list-item>
        <text:list-item>
          <text:p text:style-name="P55">Basic:<text:tab/><text:tab/>This is the default basic logging level</text:p>
        </text:list-item>
        <text:list-item>
          <text:p text:style-name="P55">Detailed:<text:tab/>Give detailed logging output</text:p>
        </text:list-item>
        <text:list-item>
          <text:p text:style-name="P55">Debug:<text:tab/><text:tab/>For debugging purposes, very detailed output.</text:p>
        </text:list-item>
        <text:list-item>
          <text:p text:style-name="P55">Rowlevel:<text:tab/>Logging at a row level, this can generate a lot of data.</text:p>
        </text:list-item>
      </text:list>
      <text:p text:style-name="P6"/>
      <text:list text:style-name="L3" text:continue-numbering="true">
        <text:list-item>
          <text:p text:style-name="P41">Choose a repository</text:p>
        </text:list-item>
      </text:list>
      <text:p text:style-name="P14"/>
      <text:p text:style-name="P32">-rep=<text:span text:style-name="T5">Repository name</text:span></text:p>
      <text:p text:style-name="P6"/>
      <text:p text:style-name="P14">Connect to the repository with name “<text:span text:style-name="T5">Repository name</text:span>”.</text:p>
      <text:p text:style-name="P14">You also need to specify the options –user, –pass and –trans.</text:p>
      <text:p text:style-name="P14">You can also specify this option in the form of environment variable KETTLE_REPOSITORY.</text:p>
      <text:p text:style-name="P14"/>
      <text:list text:style-name="L3" text:continue-numbering="true">
        <text:list-item>
          <text:p text:style-name="P41">Set the repository user name</text:p>
        </text:list-item>
      </text:list>
      <text:p text:style-name="P14"/>
      <text:p text:style-name="P32">-user=<text:span text:style-name="T5">Username</text:span></text:p>
      <text:p text:style-name="P6"/>
      <text:p text:style-name="P6">This is the username with which you want to connect to the repository.</text:p>
      <text:p text:style-name="P14">You can also specify this option in the form of environment variable KETTLE_USER.</text:p>
      <text:p text:style-name="P14"/>
      <text:list text:style-name="L3" text:continue-numbering="true">
        <text:list-item>
          <text:p text:style-name="P41">Set the repository password</text:p>
        </text:list-item>
      </text:list>
      <text:p text:style-name="P14"/>
      <text:p text:style-name="P32">-pass=<text:span text:style-name="T5">Password</text:span></text:p>
      <text:p text:style-name="P14"/>
      <text:p text:style-name="P6">The password to use to connect to the repository</text:p>
      <text:p text:style-name="P14"><text:soft-page-break/>You can also specify this option in the form of environment variable KETTLE_PASSWORD.</text:p>
      <text:p text:style-name="P14"/>
      <text:list text:style-name="L3" text:continue-numbering="true">
        <text:list-item>
          <text:p text:style-name="P41">Select the repository transformation to run</text:p>
        </text:list-item>
      </text:list>
      <text:p text:style-name="P14"/>
      <text:p text:style-name="P32">-trans=<text:span text:style-name="T5">Transformation Name</text:span></text:p>
      <text:p text:style-name="P14"/>
      <text:p text:style-name="P6">Use this option to select the transformation to run from the repository</text:p>
      <text:p text:style-name="P14"/>
      <text:p text:style-name="P25"/>
      <text:list text:style-name="L3" text:continue-numbering="true">
        <text:list-item>
          <text:p text:style-name="P41">List the directories in the repository </text:p>
        </text:list-item>
      </text:list>
      <text:p text:style-name="P14"/>
      <text:p text:style-name="P32">-listdir=<text:span text:style-name="T5">Y</text:span></text:p>
      <text:p text:style-name="P14"/>
      <text:p text:style-name="P6">Print a listing of all the sub-directories in the repository directory specified with the option “-dir”.</text:p>
      <text:p text:style-name="P14"/>
      <text:list text:style-name="L3" text:continue-numbering="true">
        <text:list-item>
          <text:p text:style-name="P41"><text:s/>Set the repository directory</text:p>
        </text:list-item>
      </text:list>
      <text:p text:style-name="P14"/>
      <text:p text:style-name="P32">-dir=<text:span text:style-name="T5">directory</text:span></text:p>
      <text:p text:style-name="P14"/>
      <text:p text:style-name="P6">Specifies the directory in the repository to use. <text:s/>Repository directories are specified like this:</text:p>
      <text:p text:style-name="P6">The root directory: <text:tab/><text:tab/>/</text:p>
      <text:p text:style-name="P6">A subdirectory:<text:tab/><text:tab/>/production/Dimensions/</text:p>
      <text:p text:style-name="P6">From version 2.2.2 on, a / (slash) is used to separate directories on all platforms.</text:p>
      <text:p text:style-name="P6"/>
      <text:list text:style-name="L3" text:continue-numbering="true">
        <text:list-item>
          <text:p text:style-name="P41"><text:s/>List the repository transformations</text:p>
        </text:list-item>
      </text:list>
      <text:p text:style-name="P14"/>
      <text:p text:style-name="P32">-listtrans=<text:span text:style-name="T5">Y</text:span></text:p>
      <text:p text:style-name="P14"/>
      <text:p text:style-name="P6">Show a list of all the transformations in the repository directory specified with the option “-dir”.</text:p>
      <text:p text:style-name="P14"/>
      <text:list text:style-name="L3" text:continue-numbering="true">
        <text:list-item>
          <text:p text:style-name="P41"><text:s/>List the available repositories</text:p>
        </text:list-item>
      </text:list>
      <text:p text:style-name="P14"/>
      <text:p text:style-name="P32">-listrep=<text:span text:style-name="T5">Y</text:span></text:p>
      <text:p text:style-name="P14"/>
      <text:p text:style-name="P6">Print a listing of all the defined repositories.</text:p>
      <text:p text:style-name="P14"/>
      <text:list text:style-name="L3" text:continue-numbering="true">
        <text:list-item>
          <text:p text:style-name="P41"><text:s/>Export the complete repository</text:p>
        </text:list-item>
      </text:list>
      <text:p text:style-name="P14"/>
      <text:p text:style-name="P32">-exprep=<text:span text:style-name="T5">filename.xml</text:span></text:p>
      <text:p text:style-name="P15"/>
      <text:p text:style-name="P15"><text:soft-page-break/>This options exports the complete repository to a single XML file.</text:p>
      <text:p text:style-name="P15">To restore this file to a repository, please use the Repository Explorer in Spoon or Chef.</text:p>
      <text:p text:style-name="P15">See the documentation of Spoon or Chef for more information.</text:p>
      <text:p text:style-name="P15"/>
      <text:list text:style-name="L3" text:continue-numbering="true">
        <text:list-item>
          <text:p text:style-name="P41"><text:s/>Don't log in to the repository</text:p>
        </text:list-item>
      </text:list>
      <text:p text:style-name="P14"/>
      <text:p text:style-name="P32">-norep=<text:span text:style-name="T5">Y</text:span></text:p>
      <text:p text:style-name="P15"/>
      <text:p text:style-name="P15">If you have set environment variables KETTLE_REPOSITORY, KETTLE_USER, KETTLE_PASSWORD, you can prevent Pan from logging into the repository. For example if you want to launch a transformation from an XML file.</text:p>
      <text:p text:style-name="P15"/>
      <text:p text:style-name="P26"/>
      <text:list text:style-name="Outline" text:continue-numbering="true">
        <text:list-item>
          <text:list text:continue-numbering="true">
            <text:list-header>
              <text:h text:style-name="P30" text:outline-level="2" text:is-list-header="true"><text:s/>Path</text:h>
            </text:list-header>
          </text:list>
        </text:list-item>
      </text:list>
      <text:p text:style-name="P14">Please make sure that you are positioned in the Kettle directory before running the samples below. <text:s/>If you put these scripts into a batch file or shell script, simply do a change directory to the installation directory:</text:p>
      <text:p text:style-name="P14"/>
      <text:p text:style-name="P14">If Kettle was installed on windows on the D:\ drive</text:p>
      <text:p text:style-name="P14"/>
      <text:p text:style-name="P32"/>
      <text:p text:style-name="P32">D:</text:p>
      <text:p text:style-name="P32">cd \Kettle</text:p>
      <text:p text:style-name="P32"/>
      <text:p text:style-name="P14"/>
      <text:p text:style-name="P14">If Kettle was installed in the /product directory on a Unix system:</text:p>
      <text:p text:style-name="P14"/>
      <text:p text:style-name="P32"/>
      <text:p text:style-name="P32">cd /product/Kettle/</text:p>
      <text:p text:style-name="P32"/>
      <text:p text:style-name="P14"/>
      <text:list text:style-name="Outline" text:continue-numbering="true">
        <text:list-item>
          <text:list text:continue-numbering="true">
            <text:list-header>
              <text:h text:style-name="P30" text:outline-level="2" text:is-list-header="true"><text:s/>Run a transformation from file</text:h>
            </text:list-header>
          </text:list>
        </text:list-item>
      </text:list>
      <text:p text:style-name="P14">This example runs a transformation from file on a windows platform:</text:p>
      <text:p text:style-name="P14"/>
      <text:p text:style-name="P32"/>
      <text:p text:style-name="P32">pan.bat /file:”D:\Transformations\Customer Dimension.ktr” /level:Basic</text:p>
      <text:p text:style-name="P32"/>
      <text:p text:style-name="P14"/>
      <text:p text:style-name="P14">This example runs a transformation from file on a Linux box:</text:p>
      <text:p text:style-name="P14"/>
      <text:p text:style-name="P32"/>
      <text:p text:style-name="P32">pan.sh –file=“/PRD/Customer Dimension.ktr” –level=Minimal</text:p>
      <text:p text:style-name="P32"/>
      <text:p text:style-name="P25"/>
      <text:list text:style-name="Outline" text:continue-numbering="true">
        <text:list-item>
          <text:list text:continue-numbering="true">
            <text:list-header>
              <text:h text:style-name="P30" text:outline-level="2" text:is-list-header="true"><text:s/>Run a transformation from Repository</text:h>
            </text:list-header>
          </text:list>
        </text:list-item>
      </text:list>
      <text:p text:style-name="P14">This example runs a transformation from the repository on a windows platform:</text:p>
      <text:p text:style-name="P14">(Enter on a single line without returns…)</text:p>
      <text:p text:style-name="P14"/>
      <text:p text:style-name="P32"/>
      <text:p text:style-name="P32">pan.bat /rep:“Production Repository” </text:p>
      <text:p text:style-name="P32"><text:s text:c="8"/>/trans:”update Customer Dimension”</text:p>
      <text:p text:style-name="P32"><text:tab/> <text:s/>/dir:/Dimensions/</text:p>
      <text:p text:style-name="P32"><text:s text:c="8"/>/user:matt</text:p>
      <text:p text:style-name="P32"><text:s text:c="8"/>/pass:somepassword123</text:p>
      <text:p text:style-name="P32"><text:s text:c="8"/>/level:Basic</text:p>
      <text:p text:style-name="P32"/>
      <text:p text:style-name="P14"/>
      <text:list text:style-name="Outline" text:continue-numbering="true">
        <text:list-item>
          <text:list text:continue-numbering="true">
            <text:list-header>
              <text:h text:style-name="P30" text:outline-level="2" text:is-list-header="true"><text:s/>Redirecting output</text:h>
            </text:list-header>
          </text:list>
        </text:list-item>
      </text:list>
      <text:p text:style-name="P14">If you don’t want the output of the file to appear on the screen but rather be put into a log file, you can use redirection.</text:p>
      <text:p text:style-name="P14"/>
      <text:p text:style-name="P14">This example adds the Pan output to an ever-growing log file:</text:p>
      <text:p text:style-name="P14"/>
      <text:p text:style-name="P32"/>
      <text:p text:style-name="P32">pan.sh –file=“/PRD/trans.ktr” –level=Minimal &gt;&gt; /LOG/trans.log</text:p>
      <text:p text:style-name="P32"/>
      <text:p text:style-name="P14"/>
      <text:p text:style-name="P14">This example writes the Pan output to a file that gets overwritten every time:</text:p>
      <text:p text:style-name="P14"/>
      <text:p text:style-name="P32"/>
      <text:p text:style-name="P32">pan.bat /file:C:\PRD\trans.ktr /level:Basic &gt; C:\LOG\trans.log</text:p>
      <text:p text:style-name="P32"/>
      <text:p text:style-name="P14"/>
      <text:list text:style-name="Outline" text:continue-numbering="true">
        <text:list-item>
          <text:list text:continue-numbering="true">
            <text:list-header>
              <text:h text:style-name="P30" text:outline-level="2" text:is-list-header="true"><text:s/>Return codes</text:h>
            </text:list-header>
          </text:list>
        </text:list-item>
      </text:list>
      <text:p text:style-name="P16"><text:span text:style-name="T6">Pan returns an error code based on how the execution went</text:span>:</text:p>
      <text:p text:style-name="P17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19">0</text:p>
            </table:table-cell>
            <table:table-cell table:style-name="Tabel1.B1" office:value-type="string">
              <text:p text:style-name="P20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19">1</text:p>
          </table:table-cell>
          <table:table-cell table:style-name="Tabel1.B2" office:value-type="string">
            <text:p text:style-name="P20">Errors occurred during processing</text:p>
          </table:table-cell>
        </table:table-row>
        <text:soft-page-break/>
        <table:table-row>
          <table:table-cell table:style-name="Tabel1.A2" office:value-type="string">
            <text:p text:style-name="P19">2</text:p>
          </table:table-cell>
          <table:table-cell table:style-name="Tabel1.B2" office:value-type="string">
            <text:p text:style-name="P20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19">3</text:p>
          </table:table-cell>
          <table:table-cell table:style-name="Tabel1.B2" office:value-type="string">
            <text:p text:style-name="P20">Unable to prepare and initialize this transformation</text:p>
          </table:table-cell>
        </table:table-row>
        <table:table-row>
          <table:table-cell table:style-name="Tabel1.A2" office:value-type="string">
            <text:p text:style-name="P19">7</text:p>
          </table:table-cell>
          <table:table-cell table:style-name="Tabel1.B2" office:value-type="string">
            <text:p text:style-name="P20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19">8</text:p>
          </table:table-cell>
          <table:table-cell table:style-name="Tabel1.B2" office:value-type="string">
            <text:p text:style-name="P20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19">9</text:p>
          </table:table-cell>
          <table:table-cell table:style-name="Tabel1.B2" office:value-type="string">
            <text:p text:style-name="P20">Command line usage printing</text:p>
          </table:table-cell>
        </table:table-row>
      </table:table>
      <text:p text:style-name="P21"/>
      <text:list text:style-name="L1" text:continue-numbering="true">
        <text:list-item>
          <text:h text:style-name="P68" text:outline-level="1"><text:s/>Scheduling</text:h>
        </text:list-item>
      </text:list>
      <text:list text:style-name="Outline" text:continue-numbering="true">
        <text:list-item>
          <text:list text:continue-numbering="true">
            <text:list-header>
              <text:h text:style-name="P30" text:outline-level="2" text:is-list-header="true"><text:s/>Schedule a transformation on windows</text:h>
            </text:list-header>
          </text:list>
        </text:list-item>
      </text:list>
      <text:p text:style-name="P14">The best way to go at it is to test the command first at the dos prompt.</text:p>
      <text:p text:style-name="P14">Then you can use the windows scheduler to launch this command.</text:p>
      <text:p text:style-name="P14">Windows versions since Windows 2000 have a GUI for doing this accessible through the control panel. <text:s/>However it’s also possible to use the command line to do this:</text:p>
      <text:p text:style-name="P14"/>
      <text:p text:style-name="P32"/>
      <text:p text:style-name="P32">at 23:30 /every:Monday,Wednesday,Friday "D:\update_dimensions.bat"</text:p>
      <text:p text:style-name="P32"/>
      <text:p text:style-name="P14"/>
      <text:p text:style-name="P14">To see a list of the scheduled commands simply type:</text:p>
      <text:p text:style-name="P14"/>
      <text:p text:style-name="P32"/>
      <text:p text:style-name="P32">at</text:p>
      <text:p text:style-name="P32"/>
      <text:p text:style-name="P14"/>
      <text:list text:style-name="Outline" text:continue-numbering="true">
        <text:list-item>
          <text:list text:continue-numbering="true">
            <text:list-header>
              <text:h text:style-name="P30" text:outline-level="2" text:is-list-header="true"><text:s/>Schedule a transformation on Unix</text:h>
            </text:list-header>
          </text:list>
        </text:list-item>
      </text:list>
      <text:p text:style-name="P14">First create a shell script that runs all the transformations you need. <text:s/>Then you can schedule this script to run.</text:p>
      <text:p text:style-name="P14">On Unix like systems the easiest way to schedule a command is by using the “cron table”. <text:s/>You can do this by entering the following command:</text:p>
      <text:p text:style-name="P14"/>
      <text:p text:style-name="P32"/>
      <text:p text:style-name="P32">crontab –e</text:p>
      <text:p text:style-name="P32"/>
      <text:p text:style-name="P14"/>
      <text:p text:style-name="P14">Then you can enter the time at which the command needs to be run as well as the command on a single line in the text file that is presented.</text:p>
      <text:p text:style-name="P14">The first options are:</text:p>
      <text:p text:style-name="P6"/>
      <text:list text:style-name="WW8Num28">
        <text:list-item>
          <text:p text:style-name="P62">Minute:<text:tab/><text:tab/>The minute of the hour, 0-59</text:p>
        </text:list-item>
        <text:list-item>
          <text:p text:style-name="P62">Hour:<text:tab/><text:tab/>The hour of the day, 0-23</text:p>
        </text:list-item>
        <text:list-item>
          <text:p text:style-name="P62">Month day:<text:tab/>The day of the month, 1-31</text:p>
        </text:list-item>
        <text:list-item>
          <text:p text:style-name="P62"><text:soft-page-break/>Month:<text:tab/><text:tab/>The month of the year, 1-12</text:p>
        </text:list-item>
        <text:list-item>
          <text:p text:style-name="P62">Weekday:<text:tab/><text:tab/>The day of the week, 0-6, 0=Sunday</text:p>
        </text:list-item>
      </text:list>
      <text:p text:style-name="P14"/>
      <text:p text:style-name="P14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14"/>
      <text:p text:style-name="P14">So, if you want to update the dimensions every hour, at 15 and 45 minutes past the hour during the weekdays, you might enter these lines in a crontab:</text:p>
      <text:p text:style-name="P14"/>
      <text:p text:style-name="P32">#</text:p>
      <text:p text:style-name="P32"># Launches the update of the dimensions in the warehouse</text:p>
      <text:p text:style-name="P32">#</text:p>
      <text:p text:style-name="P32">15,45 * * * 1-5 /PROD/update_dimensions.sh</text:p>
      <text:p text:style-name="P32">#</text:p>
      <text:p text:style-name="P14"/>
      <text:p text:style-name="P14"/>
      <text:p text:style-name="P14"/>
      <text:p text:style-name="P14"/>
      <text:p text:style-name="P14"/>
      <text:list text:style-name="L1" text:continue-numbering="true">
        <text:list-item>
          <text:h text:style-name="P69" text:outline-level="1"><text:s/>License</text:h>
        </text:list-item>
      </text:list>
      <text:list text:style-name="Outline" text:continue-numbering="true">
        <text:list-item>
          <text:list text:continue-numbering="true">
            <text:list-header>
              <text:h text:style-name="P30" text:outline-level="2" text:is-list-header="true"><text:s/>Short version</text:h>
            </text:list-header>
          </text:list>
        </text:list-item>
      </text:list>
      <text:p text:style-name="P13">Starting with version 2.2.0 Kettle is released into the public domain under the LGPL license.</text:p>
      <text:p text:style-name="P13">Please refer to the complete text of this license in the next paragraph.</text:p>
      <text:p text:style-name="P13"/>
      <text:p text:style-name="P18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Outline" text:continue-numbering="true">
        <text:list-item>
          <text:list text:continue-numbering="true">
            <text:list-header>
              <text:h text:style-name="P30" text:outline-level="2" text:is-list-header="true"><text:s/>Complete text</text:h>
            </text:list-header>
          </text:list>
        </text:list-item>
      </text:list>
      <text:p text:style-name="P15"/>
      <text:p text:style-name="Standard"><text:tab/><text:tab/> <text:s/><text:span text:style-name="T7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</text:span><text:soft-page-break/><text:span text:style-name="T7"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</text:span><text:soft-page-break/><text:span text:style-name="T7"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</text:span><text:soft-page-break/><text:span text:style-name="T7"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</text:span><text:soft-page-break/><text:span text:style-name="T7"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</text:span><text:soft-page-break/><text:span text:style-name="T7"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/text:span><text:soft-page-break/><text:span text:style-name="T7"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</text:span><text:soft-page-break/><text:span text:style-name="T7"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/text:span><text:soft-page-break/><text:span text:style-name="T7"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15"><text:span text:style-name="T7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</text:span><text:soft-page-break/><text:span text:style-name="T7"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10-23T20:05:41.99">23-10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Pan 2.5.2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24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5</text:page-number></text:span><text:span text:style-name="Page_20_Number"> of </text:span><text:span text:style-name="Page_20_Number"><text:page-count style:num-format="1">25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1</dc:title>
    <meta:initial-creator>Matt Casters</meta:initial-creator>
    <meta:creation-date>2004-05-04T16:00:00</meta:creation-date>
    <dc:date>2007-10-23T20:05:42</dc:date>
    <meta:print-date>2004-05-24T21:55:00</meta:print-date>
    <meta:editing-cycles>89</meta:editing-cycles>
    <meta:editing-duration>P1DT8H30M37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5" meta:paragraph-count="186" meta:word-count="5983" meta:character-count="35835"/>
  </office:meta>
</office:document-meta>
</file>